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ira Code" svg:font-family="'Fira Code'" style:font-pitch="fixed"/>
    <style:font-face style:name="Fira Code Light" svg:font-family="'Fira Code Light'" style:font-pitch="fixed"/>
    <style:font-face style:name="Fira Code Medium" svg:font-family="'Fira Code Medium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draw:auto-grow-height="true" fo:min-height="3.473cm"/>
    </style:style>
    <style:style style:name="pr5" style:family="presentation" style:parent-style-name="Default-outline1">
      <style:graphic-properties fo:min-height="8.884cm"/>
    </style:style>
    <style:style style:name="pr6" style:family="presentation" style:parent-style-name="Default-title">
      <style:graphic-properties fo:min-height="2.629cm"/>
    </style:style>
    <style:style style:name="P1" style:family="paragraph">
      <loext:graphic-properties draw:fill-color="#ffffff"/>
    </style:style>
    <style:style style:name="P2" style:family="paragraph">
      <style:text-properties fo:font-style="italic" style:font-style-asian="italic" style:font-style-complex="italic"/>
    </style:style>
    <style:style style:name="P3" style:family="paragraph">
      <style:text-properties style:font-name="Fira Code Medium"/>
    </style:style>
    <style:style style:name="P4" style:family="paragraph">
      <style:text-properties style:font-name="Fira Code Light" fo:font-size="10.5pt" style:font-size-asian="10.5pt" style:font-size-complex="10.5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color="#0066b3" style:font-name="Fira Code Medium" fo:font-size="28pt" style:font-size-asian="28pt" style:font-size-complex="28pt"/>
    </style:style>
    <style:style style:name="T5" style:family="text">
      <style:text-properties style:font-name="Fira Code Medium" fo:font-size="28pt" style:font-size-asian="28pt" style:font-size-complex="28pt"/>
    </style:style>
    <style:style style:name="T6" style:family="text">
      <style:text-properties fo:color="#72bf44" style:font-name="Fira Code Medium" fo:font-size="28pt" style:font-size-asian="28pt" style:font-size-complex="28pt"/>
    </style:style>
    <style:style style:name="T7" style:family="text">
      <style:text-properties style:font-name="Fira Code" fo:font-size="28pt" style:font-size-asian="28pt" style:font-size-complex="28pt"/>
    </style:style>
    <style:style style:name="T8" style:family="text">
      <style:text-properties style:font-name="Liberation Sans1" fo:font-size="28pt" style:font-size-asian="28pt" style:font-size-complex="28pt"/>
    </style:style>
    <style:style style:name="T9" style:family="text">
      <style:text-properties fo:color="#ef413d" style:font-name="Fira Code Medium" fo:font-size="28pt" style:font-size-asian="28pt" style:font-size-complex="28pt"/>
    </style:style>
    <style:style style:name="T10" style:family="text">
      <style:text-properties fo:color="#000000" style:font-name="Fira Code Medium" fo:font-size="28pt" style:font-size-asian="28pt" style:font-size-complex="28pt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b2b2b2" style:font-name="Fira Code Medium" fo:font-size="28pt" style:font-size-asian="28pt" style:font-size-complex="28pt"/>
    </style:style>
    <style:style style:name="T13" style:family="text">
      <style:text-properties fo:font-variant="normal" fo:text-transform="none" fo:color="#0066b3" style:text-outline="false" style:text-line-through-style="none" style:text-line-through-type="none" style:font-name="Fira Code Medium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font-name="Fira Code Medium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text-outline="false" style:text-line-through-style="none" style:text-line-through-type="none" style:font-name="Fira Code Medium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b2b2b2" style:text-outline="false" style:text-line-through-style="none" style:text-line-through-type="none" style:font-name="Fira Code Medium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0066b3"/>
    </style:style>
    <style:style style:name="T18" style:family="text">
      <style:text-properties fo:color="#ce181e"/>
    </style:style>
    <style:style style:name="T19" style:family="text">
      <style:text-properties style:font-name="Fira Code Medium" fo:font-size="24pt" style:font-size-asian="24pt" style:font-size-complex="24pt"/>
    </style:style>
    <style:style style:name="T20" style:family="text">
      <style:text-properties fo:color="#0066b3" style:font-name="Fira Code Medium" fo:font-size="24pt" style:font-size-asian="24pt" style:font-size-complex="24pt"/>
    </style:style>
    <style:style style:name="T21" style:family="text">
      <style:text-properties fo:color="#000000"/>
    </style:style>
    <style:style style:name="T22" style:family="text">
      <style:text-properties style:font-name="Fira Code Medium"/>
    </style:style>
    <style:style style:name="T23" style:family="text">
      <style:text-properties fo:color="#0066b3" style:font-name="Fira Code Medium"/>
    </style:style>
    <style:style style:name="T24" style:family="text">
      <style:text-properties style:font-name="Fira Code Light"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High Performance .NET Core</text:p>
          </draw:text-box>
        </draw:frame>
        <draw:frame presentation:style-name="pr2" draw:text-style-name="P1" draw:layer="layout" svg:width="25.199cm" svg:height="9.134cm" svg:x="1.4cm" svg:y="3.685cm" presentation:class="subtitle" presentation:user-transformed="true">
          <draw:text-box>
            <text:p>NoVA Code Camp Spring 2019<text:line-break/><text:span text:style-name="T1">Kevin Jone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9">
        <draw:frame presentation:style-name="pr4" draw:layer="layout" svg:width="25.199cm" svg:height="3.473cm" svg:x="1.4cm" svg:y="0.206cm" presentation:class="title">
          <draw:text-box>
            <text:p>A Long Time Ago In .NET Far Far Away...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draw:frame presentation:style-name="pr1" draw:layer="layout" svg:width="25.199cm" svg:height="2.629cm" svg:x="1.4cm" svg:y="0.628cm" presentation:class="title">
          <draw:text-box>
            <text:p>Memory Was Abstract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class vs struct</text:p>
                <text:list>
                  <text:list-item>
                    <text:p>Pass by value, pass by reference</text:p>
                  </text:list-item>
                </text:list>
              </text:list-item>
              <text:list-item>
                <text:p>Heap vs. Stack</text:p>
                <text:list>
                  <text:list-item>
                    <text:p>Considered an implementation detail</text:p>
                  </text:list-item>
                </text:list>
              </text:list-item>
              <text:list-item>
                <text:p>Garbage collection is magic!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draw:frame presentation:style-name="pr6" draw:layer="layout" svg:width="25.199cm" svg:height="2.629cm" svg:x="1.4cm" svg:y="0.628cm" presentation:class="title">
          <draw:text-box>
            <text:p>.NET Core Happened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.NET Framework web ran on IIS</text:p>
                <text:list>
                  <text:list-item>
                    <text:p>Performance sensitive things were handled by OS</text:p>
                  </text:list-item>
                </text:list>
              </text:list-item>
              <text:list-item>
                <text:p>.NET Core runs <text:span text:style-name="T2">everywhere</text:span></text:p>
                <text:list>
                  <text:list-item>
                    <text:p><text:span text:style-name="T3">Beneficial to write as much code managed (Kestrel)</text:span></text:p>
                  </text:list-item>
                  <text:list-item>
                    <text:p><text:span text:style-name="T3">Only low level sockets are native</text:span></text:p>
                  </text:list-item>
                </text:list>
              </text:list-item>
              <text:list-item>
                <text:p><text:span text:style-name="T3">An internal need arose in the .NET team</text:span></text:p>
              </text:list-item>
              <text:list-item>
                <text:p><text:span text:style-name="T3">External needs from customers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draw:frame presentation:style-name="pr6" draw:layer="layout" svg:width="25.199cm" svg:height="2.629cm" svg:x="1.4cm" svg:y="0.628cm" presentation:class="title" presentation:user-transformed="true">
          <draw:text-box>
            <text:p>The Need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High performance sockets</text:p>
              </text:list-item>
              <text:list-item>
                <text:p>High performance text processing</text:p>
              </text:list-item>
              <text:list-item>
                <text:p>High performance encryption</text:p>
              </text:list-item>
              <text:list-item>
                <text:p>High performance arithmetic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>Rules</text:p>
          </draw:text-box>
        </draw:frame>
        <draw:frame presentation:style-name="pr5" draw:text-style-name="P2" draw:layer="layout" svg:width="25.199cm" svg:height="9.134cm" svg:x="1.4cm" svg:y="3.685cm" presentation:class="outline">
          <draw:text-box>
            <text:list text:style-name="L2">
              <text:list-item>
                <text:p><text:span text:style-name="T2">Do </text:span><text:span text:style-name="T3">measure performance.</text:span></text:p>
              </text:list-item>
              <text:list-item>
                <text:p><text:span text:style-name="T2">Do not</text:span><text:span text:style-name="T3"> make code significantly harder to read with little / no performance benefit.</text:span></text:p>
              </text:list-item>
              <text:list-item>
                <text:p><text:span text:style-name="T2">Do </text:span><text:span text:style-name="T3">make easy performance optimizations that don’t increase complexity.</text:span></text:p>
              </text:list-item>
              <text:list-item>
                <text:p><text:span text:style-name="T2">Carefully</text:span><text:span text:style-name="T3"> optimize security sensitive areas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draw:frame presentation:style-name="pr6" draw:layer="layout" svg:width="25.199cm" svg:height="2.629cm" svg:x="1.4cm" svg:y="0.628cm" presentation:class="title">
          <draw:text-box>
            <text:p>Measure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Macro Benchmarks</text:p>
                <text:list>
                  <text:list-item>
                    <text:p>Measure your application as a whole</text:p>
                  </text:list-item>
                  <text:list-item>
                    <text:p>Use a profiler like dotTrace</text:p>
                  </text:list-item>
                </text:list>
              </text:list-item>
              <text:list-item>
                <text:p>Micro Benchmarks</text:p>
                <text:list>
                  <text:list-item>
                    <text:p>Measure a precise unit of function or method</text:p>
                  </text:list-item>
                  <text:list-item>
                    <text:p>BenchmarkDotN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9">
        <draw:frame presentation:style-name="pr1" draw:layer="layout" svg:width="25.199cm" svg:height="2.629cm" svg:x="1.4cm" svg:y="0.628cm" presentation:class="title">
          <draw:text-box>
            <text:p>Memory is cheap! (ish)</text:p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draw:frame presentation:style-name="pr6" draw:layer="layout" svg:width="25.199cm" svg:height="2.629cm" svg:x="1.4cm" svg:y="0.628cm" presentation:class="title">
          <draw:text-box>
            <text:p>The Heap is Relatively Expensive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An example of a heap allocation:<text:line-break/><text:line-break/><text:span text:style-name="T4">byte</text:span><text:span text:style-name="T5">[] foo = new </text:span><text:span text:style-name="T4">byte</text:span><text:span text:style-name="T5">[] { 1, 2, 3 };</text:span></text:p>
                <text:p><text:span text:style-name="T4">string</text:span><text:span text:style-name="T5"> bar = </text:span><text:span text:style-name="T6">"hello"</text:span><text:span text:style-name="T5">;</text:span><text:span text:style-name="T7"><text:line-break/></text:span><text:span text:style-name="T7"><text:line-break/></text:span><text:span text:style-name="T8">Pretty easy to heap allocate.</text:span>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draw:frame presentation:style-name="pr6" draw:layer="layout" svg:width="25.199cm" svg:height="2.629cm" svg:x="1.4cm" svg:y="0.628cm" presentation:class="title">
          <draw:text-box>
            <text:p>The Stack is Relatively Cheap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An example of a stack allocation:<text:line-break/><text:line-break/><text:span text:style-name="T4">int</text:span><text:span text:style-name="T5"> foo = 1;</text:span></text:p>
                <text:p><text:span text:style-name="T4">char*</text:span><text:span text:style-name="T5"> bar = </text:span><text:span text:style-name="T9">stackalloc</text:span><text:span text:style-name="T10"> </text:span><text:span text:style-name="T4">char</text:span><text:span text:style-name="T10">[100]</text:span><text:span text:style-name="T5">;</text:span><text:span text:style-name="T7"><text:line-break/></text:span><text:span text:style-name="T7"><text:line-break/></text:span><text:span text:style-name="T8">What’s going on here?</text:span>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>
        <draw:frame presentation:style-name="pr6" draw:layer="layout" svg:width="25.199cm" svg:height="2.629cm" svg:x="1.4cm" svg:y="0.628cm" presentation:class="title">
          <draw:text-box>
            <text:p>The difference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Heap memory can be very large (not for stack)</text:p>
              </text:list-item>
              <text:list-item>
                <text:p>Stack memory is “free” to allocate (not for heap)</text:p>
              </text:list-item>
              <text:list-item>
                <text:p>Heap memory can be accessed anywhere<text:line-break/>(not for stack)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>
        <draw:frame presentation:style-name="pr6" draw:layer="layout" svg:width="25.199cm" svg:height="2.629cm" svg:x="1.4cm" svg:y="0.628cm" presentation:class="title">
          <draw:text-box>
            <text:p>Two ways of stack allocating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1">Creating a struct in a method</text:span><text:span text:style-name="T11"><text:line-break/></text:span><text:span text:style-name="T4">int</text:span><text:span text:style-name="T5"> foo = 1;</text:span><text:span text:style-name="T5"><text:line-break/></text:span><text:span text:style-name="T5"/></text:p>
              </text:list-item>
              <text:list-item>
                <text:p><text:span text:style-name="T11">Using stackalloc</text:span><text:span text:style-name="T11"><text:line-break/></text:span><text:span text:style-name="T4">char*</text:span><text:span text:style-name="T5"> bar = </text:span><text:span text:style-name="T9">stackalloc</text:span><text:span text:style-name="T10"> </text:span><text:span text:style-name="T4">char</text:span><text:span text:style-name="T10">[100]</text:span><text:span text:style-name="T5">;</text:span><text:line-break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>
        <draw:frame presentation:style-name="pr6" draw:layer="layout" svg:width="25.199cm" svg:height="2.629cm" svg:x="1.4cm" svg:y="0.628cm" presentation:class="title">
          <draw:text-box>
            <text:p>Communicating stack data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You cannot “return” stack data from a method!</text:p>
              </text:list-item>
              <text:list-item>
                <text:p>You can pass it to child methods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>
        <draw:frame presentation:style-name="pr6" draw:layer="layout" svg:width="25.199cm" svg:height="2.629cm" svg:x="1.4cm" svg:y="0.628cm" presentation:class="title">
          <draw:text-box>
            <text:p>“Returning”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header>
                <text:p><text:span text:style-name="T4">public unsafe char* </text:span><text:span text:style-name="T10">GetData() {</text:span><text:span text:style-name="T4"><text:line-break/></text:span><text:span text:style-name="T4"> <text:s/>char*</text:span><text:span text:style-name="T5"> bar = </text:span><text:span text:style-name="T9">stackalloc</text:span><text:span text:style-name="T10"> </text:span><text:span text:style-name="T4">char</text:span><text:span text:style-name="T10">[100]</text:span><text:span text:style-name="T5">;</text:span><text:span text:style-name="T5"><text:line-break/></text:span><text:span text:style-name="T5"> <text:s/></text:span><text:span text:style-name="T4">return</text:span><text:span text:style-name="T5"> bar; </text:span><text:span text:style-name="T12">//Will AV</text:span><text:span text:style-name="T5"><text:line-break/></text:span><text:span text:style-name="T5">}</text:span></text:p>
                <text:p><text:span text:style-name="T13">public </text:span><text:span text:style-name="T14">SomeStruct</text:span><text:span text:style-name="T15"> GetData() {</text:span><text:span text:style-name="T15"><text:line-break/></text:span><text:span text:style-name="T15"> <text:s/></text:span><text:span text:style-name="T13">SomeStruct</text:span><text:span text:style-name="T15"> result = </text:span><text:span text:style-name="T13">default</text:span><text:span text:style-name="T15">;</text:span><text:span text:style-name="T15"><text:line-break/></text:span><text:span text:style-name="T15"> <text:s/></text:span><text:span text:style-name="T13">return</text:span><text:span text:style-name="T15"> result; </text:span><text:span text:style-name="T16">//Might copy or box</text:span><text:span text:style-name="T16"><text:line-break/></text:span><text:span text:style-name="T10">}</text:span>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">
        <draw:frame presentation:style-name="pr6" draw:layer="layout" svg:width="25.199cm" svg:height="2.629cm" svg:x="1.4cm" svg:y="0.628cm" presentation:class="title">
          <draw:text-box>
            <text:p>Enter: Span&lt;T&gt;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Span makes <text:span text:style-name="T17">stackalloc</text:span> safe</text:p>
              </text:list-item>
              <text:list-item>
                <text:p>Compiler <text:span text:style-name="T18">error</text:span>, not runtime error:<text:line-break/><text:line-break/><text:span text:style-name="T19">Span&lt;</text:span><text:span text:style-name="T20">char</text:span><text:span text:style-name="T19">&gt; Test() {</text:span></text:p>
                <text:p><text:span text:style-name="T19"><text:s text:c="4"/></text:span><text:span text:style-name="T19">Span&lt;</text:span><text:span text:style-name="T20">char</text:span><text:span text:style-name="T19">&gt; foo = </text:span><text:span text:style-name="T20">stackalloc</text:span><text:span text:style-name="T19"> </text:span><text:span text:style-name="T20">char</text:span><text:span text:style-name="T19">[100];</text:span></text:p>
                <text:p><text:span text:style-name="T19"><text:s text:c="4"/></text:span><text:span text:style-name="T20">return</text:span><text:span text:style-name="T19"> foo;</text:span></text:p>
                <text:p><text:span text:style-name="T19">}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">
        <draw:frame presentation:style-name="pr6" draw:layer="layout" svg:width="25.199cm" svg:height="2.629cm" svg:x="1.4cm" svg:y="0.628cm" presentation:class="title">
          <draw:text-box>
            <text:p>What good is it?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Temporary buffers for a method call</text:p>
              </text:list-item>
              <text:list-item>
                <text:p>Data can be “returned” by accepting a buffer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">
        <draw:frame presentation:style-name="pr6" draw:layer="layout" svg:width="25.199cm" svg:height="2.629cm" svg:x="1.4cm" svg:y="0.628cm" presentation:class="title">
          <draw:text-box>
            <text:p>Security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Untrusted user input into <text:span text:style-name="T17">stackalloc</text:span><text:span text:style-name="T21">’s length</text:span> is a DoS.<text:line-break/>Will cause a StackOverflowException</text:p>
              </text:list-item>
              <text:list-item>
                <text:p>If required, switch to heap-backed data at a certain size.</text:p>
              </text:list-item>
              <text:list-item>
                <text:p>Different operating systems and environments have different stack sizes (IIS on Windows in particular)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">
        <draw:frame presentation:style-name="pr6" draw:layer="layout" svg:width="25.199cm" svg:height="2.629cm" svg:x="1.4cm" svg:y="0.628cm" presentation:class="title">
          <draw:text-box>
            <text:p>Security</text:p>
          </draw:text-box>
        </draw:frame>
        <draw:frame presentation:style-name="pr5" draw:text-style-name="P3" draw:layer="layout" svg:width="25.199cm" svg:height="9.134cm" svg:x="1.4cm" svg:y="3.685cm" presentation:class="outline">
          <draw:text-box>
            <text:list text:style-name="L2">
              <text:list-header>
                <text:p text:style-name="P3"><text:span text:style-name="T22">Span&lt;</text:span><text:span text:style-name="T23">char</text:span><text:span text:style-name="T22">&gt; buffer = Length &lt;= 1024</text:span><text:span text:style-name="T22"><text:line-break/></text:span><text:span text:style-name="T22"> <text:s text:c="3"/>? </text:span><text:span text:style-name="T23">stackalloc char</text:span><text:span text:style-name="T22">[Length]</text:span><text:span text:style-name="T22"><text:line-break/></text:span><text:span text:style-name="T22"> <text:s text:c="3"/>: </text:span><text:span text:style-name="T23">new char</text:span><text:span text:style-name="T22">[Length];</text:span>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">
        <draw:frame presentation:style-name="pr6" draw:layer="layout" svg:width="25.199cm" svg:height="2.629cm" svg:x="1.4cm" svg:y="0.628cm" presentation:class="title">
          <draw:text-box>
            <text:p>Span is not just for stack data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Efficient slicing and segmenting of data</text:p>
                <text:list>
                  <text:list-item>
                    <text:p>Slice looks inefficient but don’t worry too much about using it for performance.</text:p>
                  </text:list-item>
                </text:list>
              </text:list-item>
              <text:list-item>
                <text:p>.NET Core continues to add APIs for Span&lt;T&gt;</text:p>
                <text:list>
                  <text:list-item>
                    <text:p>Network sockets</text:p>
                  </text:list-item>
                  <text:list-item>
                    <text:p>Cryptography</text:p>
                  </text:list-item>
                  <text:list-item>
                    <text:p>File streams</text:p>
                  </text:list-item>
                  <text:list-item>
                    <text:p>String manipul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">
        <draw:frame presentation:style-name="pr6" draw:layer="layout" svg:width="25.199cm" svg:height="2.629cm" svg:x="1.4cm" svg:y="0.628cm" presentation:class="title">
          <draw:text-box>
            <text:p>Span&lt;T&gt; Today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System.Memory Nuget Package for netstandard support</text:p>
              </text:list-item>
              <text:list-item>
                <text:p>Inboxed for .NET Core 2.1</text:p>
              </text:list-item>
              <text:list-item>
                <text:p>More Span&lt;T&gt; APIs coming in .NET Core 3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">
        <draw:frame presentation:style-name="pr6" draw:layer="layout" svg:width="25.199cm" svg:height="2.629cm" svg:x="1.4cm" svg:y="0.628cm" presentation:class="title">
          <draw:text-box>
            <text:p>Finally...</text:p>
          </draw:text-box>
        </draw:frame>
        <draw:frame presentation:style-name="pr5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4"><text:span text:style-name="T24">| <text:s text:c="11"/>Method | Length | <text:s text:c="4"/>Mean | <text:s text:c="3"/>Error | <text:s text:c="2"/>StdDev | Ratio | <text:s text:c="2"/>Gen 0 | Gen 1 | Gen 2 | Allocated |</text:span><text:span text:style-name="T24"><text:line-break/></text:span><text:span text:style-name="T24">|------------------ |------- |---------:|---------:|---------:|------:|--------:|------:|------:|----------:|</text:span><text:span text:style-name="T24"><text:line-break/></text:span><text:span text:style-name="T24">| <text:s/>SStringFileBench | <text:s text:c="2"/>1024 | 467.3 us | 3.595 us | 3.187 us | <text:s/>1.00 | 79.1016 | <text:s text:c="4"/>- | <text:s text:c="4"/>- | <text:s text:c="2"/>62552 B |</text:span><text:span text:style-name="T24"><text:line-break/></text:span><text:span text:style-name="T24">| SFStringFileBench | <text:s text:c="2"/>1024 | 420.8 us | 1.722 us | 1.438 us | <text:s/>0.90 | <text:s text:c="6"/>- | <text:s text:c="4"/>- | <text:s text:c="4"/>- | <text:s text:c="8"/>- |</text:span><text:span text:style-name="T24"><text:line-break/></text:span><text:span text:style-name="T24">| <text:s text:c="18"/>| <text:s text:c="7"/>| <text:s text:c="9"/>| <text:s text:c="9"/>| <text:s text:c="9"/>| <text:s text:c="6"/>| <text:s text:c="8"/>| <text:s text:c="6"/>| <text:s text:c="6"/>| <text:s text:c="10"/>|</text:span><text:span text:style-name="T24"><text:line-break/></text:span><text:span text:style-name="T24">| <text:s/>SStringFileBench | <text:s text:c="2"/>1025 | 467.1 us | 1.978 us | 1.753 us | <text:s/>1.00 | 79.5898 | <text:s text:c="4"/>- | <text:s text:c="4"/>- | <text:s text:c="2"/>62616 B |</text:span><text:span text:style-name="T24"><text:line-break/></text:span><text:span text:style-name="T24">| SFStringFileBench | <text:s text:c="2"/>1025 | 420.5 us | 2.147 us | 1.793 us | <text:s/>0.90 | <text:s/>2.4414 | <text:s text:c="4"/>- | <text:s text:c="4"/>- | <text:s text:c="3"/>2080 B |</text:span>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">
        <draw:frame presentation:style-name="pr1" draw:layer="layout" svg:width="25.199cm" svg:height="2.629cm" svg:x="1.4cm" svg:y="0.628cm" presentation:class="title">
          <draw:text-box>
            <text:p>Questions?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Twitter: @vcsjones</text:p>
              </text:list-item>
              <text:list-item>
                <text:p><text:a xlink:href="https://vcsjones.com/" xlink:type="simple">https://vcsjones.com</text:a></text:p>
              </text:list-item>
              <text:list-item>
                <text:p>“vcsjones” everything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ira Code" svg:font-family="'Fira Code'" style:font-pitch="fixed"/>
    <style:font-face style:name="Fira Code Light" svg:font-family="'Fira Code Light'" style:font-pitch="fixed"/>
    <style:font-face style:name="Fira Code Medium" svg:font-family="'Fira Code Medium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12T09:56:29.063249972</meta:creation-date>
    <dc:date>2019-05-17T17:41:55.410421429</dc:date>
    <meta:editing-duration>P2DT23H37M45S</meta:editing-duration>
    <meta:editing-cycles>25</meta:editing-cycles>
    <meta:generator>LibreOffice/6.0.7.3$Linux_X86_64 LibreOffice_project/00m0$Build-3</meta:generator>
    <meta:document-statistic meta:object-count="107"/>
  </office:meta>
</office:document-meta>
</file>